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face style:name="Tahoma2" svg:font-family="Tahoma" style:font-family-generic="swiss"/>
    <style:font-face style:name="Courier2" svg:font-family="Courier, 'Courier New'" style:font-family-generic="modern" style:font-pitch="fixed"/>
    <style:font-face style:name="OpenSymbol1" svg:font-family="OpenSymbol, 'Arial Unicode MS'" style:font-pitch="variable"/>
    <style:font-face style:name="SimSun" svg:font-family="SimSun" style:font-pitch="variable"/>
    <style:font-face style:name="Courier1" svg:font-family="Courier, 'Courier New'" style:font-family-generic="modern" style:font-pitch="variable"/>
    <style:font-face style:name="Arial" svg:font-family="Arial" style:font-family-generic="roman" style:font-pitch="variable"/>
    <style:font-face style:name="Courier" svg:font-family="Courier, 'Courier New'"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roid Sans Fallback1" svg:font-family="'Droid Sans Fallback'" style:font-family-generic="swiss" style:font-pitch="variable"/>
    <style:font-face style:name="Helvetica1" svg:font-family="Helvetica, Arial" style:font-family-generic="swiss" style:font-pitch="variable"/>
    <style:font-face style:name="Liberation Sans1"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809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subtitle">
      <style:graphic-properties draw:fill-color="#ffffff" fo:min-height="12.179cm"/>
    </style:style>
    <style:style style:name="P1" style:family="paragraph">
      <style:text-properties fo:font-size="44pt" style:font-size-asian="44pt" style:font-size-complex="44pt"/>
    </style:style>
    <style:style style:name="P2" style:family="paragraph">
      <style:paragraph-properties fo:margin-left="0cm" fo:margin-right="0cm" fo:text-indent="0cm"/>
    </style:style>
    <style:style style:name="P3" style:family="paragraph">
      <style:paragraph-properties fo:text-align="end"/>
      <style:text-properties fo:font-size="44pt" style:font-size-asian="44pt" style:font-size-complex="44pt"/>
    </style:style>
    <style:style style:name="P4" style:family="paragraph">
      <style:paragraph-properties fo:text-align="end"/>
    </style:style>
    <style:style style:name="T1" style:family="text">
      <style:text-properties style:use-window-font-color="true" style:font-name="Helvetica1" fo:font-size="44pt" fo:letter-spacing="normal" fo:language="en" fo:country="US" style:letter-kerning="true" style:font-name-asian="Tahoma1" style:font-size-asian="44pt" style:language-asian="hi" style:country-asian="IN" style:font-size-complex="44pt"/>
    </style:style>
    <style:style style:name="T2" style:family="text">
      <style:text-properties style:use-window-font-color="true" style:font-name="Palatino" fo:font-size="14pt" fo:language="en" fo:country="US" style:letter-kerning="true" style:font-name-asian="Tahoma1" style:language-asian="hi" style:country-asian="IN"/>
    </style:style>
    <style:style style:name="T3" style:family="text">
      <style:text-properties fo:font-style="italic" style:font-style-asian="italic" style:font-style-complex="italic"/>
    </style:style>
    <style:style style:name="T4"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draw:text-box>
            <text:list text:style-name="L1">
              <text:list-header>
                <text:p><text:span text:style-name="T1">The VISTA Lifecycle </text:span></text:p>
              </text:list-header>
            </text:list>
          </draw:text-box>
        </draw:frame>
        <draw:frame presentation:style-name="pr2" draw:text-style-name="P2" draw:layer="layout" svg:width="25.199cm" svg:height="12.179cm" svg:x="1.4cm" svg:y="4.914cm" presentation:class="subtitle">
          <draw:text-box>
            <text:p text:style-name="P2">A short discussion</text:p>
            <text:p text:style-name="P2"/>
            <text:p text:style-name="P2"/>
            <text:p text:style-name="P2">VISTA Expertise Network</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draw:text-box>
              <text:p><text:span text:style-name="T2">Hello, and welcome to this webinar, an Introduction to the VISTA Lifecycle. Specifically, we’ll be discussing the VISTA lifecycle in the context of KIDS and the Patch Module, including changes and improvements that will be included in the forthcoming release of Version 2.5 of the Patch Module. There will be a Q and A session at the end of the webinar, so I would like to ask that you hold all questions until then.</text:span></text:p>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How do you maintain software?</text:p>
          </draw:text-box>
        </draw:frame>
        <draw:frame presentation:style-name="pr4" draw:layer="layout" svg:width="25.199cm" svg:height="12.179cm" svg:x="1.4cm" svg:y="4.914cm" presentation:class="outline" presentation:user-transformed="true">
          <draw:text-box>
            <text:list text:style-name="L3">
              <text:list-item>
                <text:p>Old School</text:p>
                <text:list>
                  <text:list-item>
                    <text:p>AutoCAD 1.0; AutoCAD 2.0...</text:p>
                  </text:list-item>
                </text:list>
              </text:list-item>
              <text:list-item>
                <text:p>Current Windows</text:p>
                <text:list>
                  <text:list-item>
                    <text:p>Service Packs and Patches</text:p>
                  </text:list-item>
                </text:list>
              </text:list-item>
              <text:list-item>
                <text:p>Mac OS and iOS</text:p>
                <text:list>
                  <text:list-item>
                    <text:p>4 years ago... old school</text:p>
                  </text:list-item>
                  <text:list-item>
                    <text:p>Now, patches</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user-transformed="true">
            <draw:text-box>
              <text:p>Software maintenance around the world</text:p>
              <text:p>iOS</text:p>
              <text:p>Windows</text:p>
              <text:p>Linux</text:p>
              <text:p>Python, node.js</text:p>
            </draw:text-box>
          </draw:frame>
        </presentation:notes>
      </draw:page>
      <draw:page draw:name="page3" draw:style-name="dp1" draw:master-page-name="Default" presentation:presentation-page-layout-name="AL2T1">
        <draw:frame presentation:style-name="pr5" draw:layer="layout" svg:width="25.199cm" svg:height="3.506cm" svg:x="1.4cm" svg:y="0.837cm" presentation:class="title">
          <draw:text-box>
            <text:p>Linux and friends</text:p>
          </draw:text-box>
        </draw:frame>
        <draw:frame presentation:style-name="pr4" draw:layer="layout" svg:width="25.199cm" svg:height="12.179cm" svg:x="1.4cm" svg:y="4.914cm" presentation:class="outline" presentation:user-transformed="true">
          <draw:text-box>
            <text:list text:style-name="L3">
              <text:list-item>
                <text:p>{</text:p>
              </text:list-item>
              <text:list-item>
                <text:p><text:s text:c="2"/>"name": "cassandra-driver",</text:p>
              </text:list-item>
              <text:list-item>
                <text:p><text:s text:c="2"/>"version": "2.1.0",</text:p>
              </text:list-item>
              <text:list-item>
                <text:p><text:s text:c="2"/>"description": "DataStax Node.js Driver for Apache Cassandra",...</text:p>
              </text:list-item>
              <text:list-item>
                <text:p><text:s text:c="2"/>"dependencies": {</text:p>
              </text:list-item>
              <text:list-item>
                <text:p><text:s text:c="4"/>"async": "^0.9.0",</text:p>
              </text:list-item>
              <text:list-item>
                <text:p><text:s text:c="4"/>"long": "^2.2.0"</text:p>
              </text:list-item>
              <text:list-item>
                <text:p><text:s text:c="2"/>},</text:p>
              </text:list-item>
              <text:list-item>
                <text:p><text:s text:c="2"/>"devDependencies": {</text:p>
              </text:list-item>
              <text:list-item>
                <text:p><text:s text:c="4"/>"mocha": "&gt;= 1.14.0",</text:p>
              </text:list-item>
              <text:list-item>
                <text:p><text:s text:c="4"/>"rewire": "&gt;= 2.1.0"</text:p>
              </text:list-item>
              <text:list-item>
                <text:p><text:s text:c="2"/>},...</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3.506cm" svg:x="1.4cm" svg:y="0.837cm" presentation:class="title">
          <draw:text-box>
            <text:p>What about VISTA?</text:p>
          </draw:text-box>
        </draw:frame>
        <draw:frame presentation:style-name="pr4" draw:layer="layout" svg:width="25.199cm" svg:height="12.179cm" svg:x="1.4cm" svg:y="4.914cm" presentation:class="outline" presentation:user-transformed="true">
          <draw:text-box>
            <text:list text:style-name="L3">
              <text:list-item>
                <text:p>Each part of VISTA is called an Application</text:p>
                <text:list>
                  <text:list-item>
                    <text:p>Outpatient Pharmacy 7.0</text:p>
                  </text:list-item>
                  <text:list-item>
                    <text:p>Lab 5.2</text:p>
                  </text:list-item>
                  <text:list-item>
                    <text:p>Scheduling 5.3</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Our discussion begins with the application, which is also called a module or a package. An application is an administrative division within VISTA, containing functions relating to one particular area of medical care. Nursing is an application, as is Lab, and Pharmacy, and so on.</text:p>
              <text:p>Each application in VISTA has its own version number. For example, the current version of Laboratory is 5.2. Outpatient Pharmacy is currently on version 7.0; Scheduling is on version 5.3, and so on.</text:p>
            </draw:text-box>
          </draw:frame>
        </presentation:notes>
      </draw:page>
      <draw:page draw:name="page5" draw:style-name="dp1" draw:master-page-name="Default" presentation:presentation-page-layout-name="AL2T1">
        <draw:frame presentation:style-name="pr5" draw:layer="layout" svg:width="25.199cm" svg:height="3.506cm" svg:x="1.4cm" svg:y="0.837cm" presentation:class="title">
          <draw:text-box>
            <text:p>The way it should be...</text:p>
          </draw:text-box>
        </draw:frame>
        <draw:frame presentation:style-name="pr4" draw:layer="layout" svg:width="25.199cm" svg:height="12.179cm" svg:x="1.4cm" svg:y="4.914cm" presentation:class="outline">
          <draw:text-box>
            <text:list text:style-name="L3">
              <text:list-item>
                <text:p>Lab 5.2 patch 1 (LR*5.2*1)</text:p>
              </text:list-item>
              <text:list-item>
                <text:p>Lab 5.2 patch 2</text:p>
              </text:list-item>
              <text:list-item>
                <text:p>…</text:p>
              </text:list-item>
              <text:list-item>
                <text:p>Lab 5.2 patch 16 (LR*5.2*16)</text:p>
              </text:list-item>
              <text:list-item>
                <text:p>Lab 5.3</text:p>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draw:text-box>
              <text:p>Each application has its own development team, responsible for making updates and fixes to the application. When enough changes have accumulated to warrant it, the application team creates a new version of the application and distributes it to all users of VISTA.</text:p>
              <text:p>Ideally, new versions of applications should be released every 3-5 years, depending on how much development work has been done on them. In our current situation, we passed “ideally” a couple of exits back, but more on that in a moment.</text:p>
            </draw:text-box>
          </draw:frame>
        </presentation:notes>
      </draw:page>
      <draw:page draw:name="page6" draw:style-name="dp1" draw:master-page-name="Default" presentation:presentation-page-layout-name="AL2T1">
        <draw:frame presentation:style-name="pr5" draw:layer="layout" svg:width="25.199cm" svg:height="3.506cm" svg:x="1.4cm" svg:y="0.837cm" presentation:class="title">
          <draw:text-box>
            <text:p>What it is now since the 90's</text:p>
          </draw:text-box>
        </draw:frame>
        <draw:frame presentation:style-name="pr4" draw:layer="layout" svg:width="25.199cm" svg:height="12.179cm" svg:x="1.4cm" svg:y="4.914cm" presentation:class="outline" presentation:user-transformed="true">
          <draw:text-box>
            <text:list text:style-name="L3">
              <text:list-item>
                <text:p>lftp foia-vista.osehra.org:/Patches_By_Application/LR-LABORATORY&gt; dir</text:p>
              </text:list-item>
              <text:list-item>
                <text:p>drwxr-xr-x <text:s/>-- <text:s/>.. <text:s text:c="18"/></text:p>
              </text:list-item>
              <text:list-item>
                <text:p>-rw-r--r-- <text:s/>-- <text:s/>lr-5p2_seq-292_pat-373.kid</text:p>
              </text:list-item>
              <text:list-item>
                <text:p>-rw-r--r-- <text:s/>-- <text:s/>lr-5p2_seq-292_pat-373.txt</text:p>
              </text:list-item>
              <text:list-item>
                <text:p>-rw-r--r-- <text:s/>-- <text:s/>lr-5p2_seq-293_pat-377.kid</text:p>
              </text:list-item>
              <text:list-item>
                <text:p>-rw-r--r-- <text:s/>-- <text:s/>lr-5p2_seq-293_pat-377.txt</text:p>
              </text:list-item>
              <text:list-item>
                <text:p>-rw-r--r-- <text:s/>-- <text:s/>lr-5p2_seq-294_pat-378.kid</text:p>
              </text:list-item>
              <text:list-item>
                <text:p>-rw-r--r-- <text:s/>-- <text:s/>lr-5p2_seq-294_pat-378.txt</text:p>
              </text:list-item>
              <text:list-item>
                <text:p>-rw-r--r-- <text:s/>-- <text:s/>lr-5p2_seq-295_pat-375.kid</text:p>
              </text:list-item>
              <text:list-item>
                <text:p>-rw-r--r-- <text:s/>-- <text:s/>lr-5p2_seq-295_pat-375.txt</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5" draw:layer="layout" svg:width="25.199cm" svg:height="3.506cm" svg:x="1.4cm" svg:y="0.837cm" presentation:class="title">
          <draw:text-box>
            <text:p>What's a patch?</text:p>
          </draw:text-box>
        </draw:frame>
        <draw:frame presentation:style-name="pr4" draw:layer="layout" svg:width="25.199cm" svg:height="12.179cm" svg:x="1.4cm" svg:y="4.914cm" presentation:class="outline">
          <draw:text-box>
            <text:list text:style-name="L3">
              <text:list-item>
                <text:p>Originally, its meaning is correct: “Fix a problem until we get you a new version”</text:p>
              </text:list-item>
              <text:list-item>
                <text:p>Now: “Fix a problem; add a feature; delete a feature”.</text:p>
              </text:list-item>
              <text:list-item>
                <text:p>VA has a moratorium on new software development in VISTA... therefore...</text:p>
                <text:list>
                  <text:list-item>
                    <text:p>CPRS is at version 1.0... ???? 1?</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5.921cm" svg:x="2.159cm" svg:y="13.271cm" presentation:class="notes" presentation:user-transformed="true">
            <draw:text-box>
              <text:p>The patching process begins once a new version has been released. Actually, as any veteran developer can tell you, it usually begins <text:span text:style-name="T3">before</text:span> a new version has been released, as the application team identifies changes and tweaks and fixes they want to include but don’t quite have time for.</text:p>
              <text:p>It’s probably worth taking a moment to discuss what a patch is, and what kinds of things can be included in patches. The word “patch” implies a fix for something that’s broken, and indeed that is what the first VISTA patches were.</text:p>
              <text:p>Therefore, patches are the primary method developers use for making updates and improvements to VISTA. A patch can include bug fixes, upgrades, enhancements, new features, or all of the above.</text:p>
              <text:p>When the application team has developed and tested the changes they want to make to the application, they fold those changes into a patch, and release the patch to all users of VISTA. Each patch is associated with a specific version of a specific application.</text:p>
            </draw:text-box>
          </draw:frame>
        </presentation:notes>
      </draw:page>
      <draw:page draw:name="page8" draw:style-name="dp1" draw:master-page-name="Default" presentation:presentation-page-layout-name="AL3T19">
        <draw:frame presentation:style-name="pr1" draw:layer="layout" svg:width="25.199cm" svg:height="3.506cm" svg:x="1.4cm" svg:y="0.837cm" presentation:class="title">
          <draw:text-box>
            <text:p>Let's look at a patch</text:p>
          </draw:text-box>
        </draw:frame>
        <draw:frame draw:style-name="gr2" draw:text-style-name="P3" draw:layer="layout" svg:width="20.32cm" svg:height="2.059cm" svg:x="3.81cm" svg:y="4.291cm">
          <draw:text-box>
            <text:p><text:span text:style-name="T4">lr-5p2_seq-295_pat-375.kid</text:span></text:p>
          </draw:text-box>
        </draw:frame>
        <draw:line draw:style-name="gr3" draw:text-style-name="P4" draw:layer="layout" svg:x1="4.318cm" svg:y1="6.096cm" svg:x2="4.318cm" svg:y2="8.636cm">
          <text:p/>
        </draw:line>
        <draw:frame draw:style-name="gr4" draw:text-style-name="P4" draw:layer="layout" svg:width="4.318cm" svg:height="1.673cm" svg:x="1.27cm" svg:y="8.636cm">
          <draw:text-box>
            <text:p>LAB namespace</text:p>
          </draw:text-box>
        </draw:frame>
        <draw:line draw:style-name="gr3" draw:text-style-name="P4" draw:layer="layout" svg:x1="6.35cm" svg:y1="6.35cm" svg:x2="6.35cm" svg:y2="11.938cm">
          <text:p/>
        </draw:line>
        <draw:frame draw:style-name="gr4" draw:text-style-name="P4" draw:layer="layout" svg:width="2.032cm" svg:height="0.962cm" svg:x="5.334cm" svg:y="11.938cm">
          <draw:text-box>
            <text:p>V 5.2</text:p>
          </draw:text-box>
        </draw:frame>
        <draw:line draw:style-name="gr3" draw:text-style-name="P4" draw:layer="layout" svg:x1="11.176cm" svg:y1="6.35cm" svg:x2="11.176cm" svg:y2="11.938cm">
          <text:p/>
        </draw:line>
        <draw:frame draw:style-name="gr4" draw:text-style-name="P4" draw:layer="layout" svg:width="4.826cm" svg:height="0.962cm" svg:x="9.144cm" svg:y="11.938cm">
          <draw:text-box>
            <text:p>Sequence 295</text:p>
          </draw:text-box>
        </draw:frame>
        <draw:line draw:style-name="gr3" draw:text-style-name="P4" draw:layer="layout" svg:x1="18.542cm" svg:y1="6.35cm" svg:x2="18.542cm" svg:y2="11.938cm">
          <text:p/>
        </draw:line>
        <draw:frame draw:style-name="gr4" draw:text-style-name="P4" draw:layer="layout" svg:width="5.842cm" svg:height="0.962cm" svg:x="16.002cm" svg:y="11.992cm">
          <draw:text-box>
            <text:p>Patch 375</text:p>
          </draw:text-box>
        </draw:frame>
        <draw:frame draw:style-name="gr4" draw:text-style-name="P3" draw:layer="layout" svg:width="19.558cm" svg:height="1.991cm" svg:x="3.556cm" svg:y="17.018cm">
          <draw:text-box>
            <text:p><text:span text:style-name="T4">lr-5p2_seq-295_pat-375.txt</text:span></text:p>
          </draw:text-box>
        </draw:frame>
        <draw:frame draw:style-name="gr4" draw:text-style-name="P4" draw:layer="layout" svg:width="4.826cm" svg:height="0.962cm" svg:x="10.16cm" svg:y="14.478cm">
          <draw:text-box>
            <text:p>Release Notes</text:p>
          </draw:text-box>
        </draw:frame>
        <draw:line draw:style-name="gr3" draw:text-style-name="P4" draw:layer="layout" svg:x1="12.446cm" svg:y1="17.018cm" svg:x2="12.446cm" svg:y2="15.44cm">
          <text:p/>
        </draw:lin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draw:text-box>
              <text:p>In addition to the application and version number, each patch has a sequence number, indicating the order in which the patches should be installed. The sequence of patches creates a patch stream.</text:p>
              <text:p>So, each application (or each application with any kind of development being done on it) has its own patch stream.</text:p>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Release notes</text:p>
          </draw:text-box>
        </draw:frame>
        <draw:frame presentation:style-name="pr4" draw:layer="layout" svg:width="25.199cm" svg:height="12.179cm" svg:x="1.4cm" svg:y="4.914cm" presentation:class="outline">
          <draw:text-box>
            <text:list text:style-name="L3">
              <text:list-item>
                <text:p>$TXT Created by CARPENTER,TERRY at DAYT17.FO-BAYPINES.MED.VA.GOV <text:s/>(KIDS) on Thursday, 02/07/08 at 17:03</text:p>
              </text:list-item>
              <text:list-item>
                <text:p/>
              </text:list-item>
              <text:list-item>
                <text:p>Run Date: MAR 25, 2008 <text:s text:c="20"/>Designation: LR*5.2*375</text:p>
              </text:list-item>
              <text:list-item>
                <text:p>Package : LR - LAB SERVICE <text:s text:c="19"/>Priority: Mandatory</text:p>
              </text:list-item>
              <text:list-item>
                <text:p>Version : 5.2 <text:s text:c="6"/>SEQ #295 <text:s text:c="19"/>Status: Released</text:p>
              </text:list-item>
              <text:list-item>
                <text:p><text:s text:c="18"/>Compliance Date: APR 25, 2008</text:p>
              </text:list-item>
              <text:list-item>
                <text:p/>
              </text:list-item>
              <text:list-item>
                <text:p>Associated patches: (v)LR*5.2*331 <text:s/>&lt;&lt;= must be installed BEFORE `LR*5.2*375'</text:p>
              </text:list-item>
              <text:list-item>
                <text:p/>
              </text:list-item>
              <text:list-item>
                <text:p>Subject: FIX PROBLEM WITH INCOMPLETE ENTRIES IN ACCESSION FILE (#68)</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draw:text-box>
              <text:p>That’s where required patches come in. In addition to the sequence number, each patch lists its required patches—patches that must be installed in the system before this patch can be installed correctly.</text:p>
              <text:p>Required patches are different from sequence numbers. For example, if a site receives patch number 7 in a specific patch stream, they know that there are 6 other patches in the stream ahead of it. However, the list of required patches might include only patches 2, 3, and 5. Those are the only patches needed to make patch 7 work properly. </text:p>
              <text:p>When you attempt to install a patch, the system checks to make sure all required patches are already installed. If they are not, the system stops and you are not allowed to proceed with the installation.</text:p>
            </draw:text-box>
          </draw:frame>
        </presentation:notes>
      </draw:page>
      <draw:page draw:name="page10" draw:style-name="dp1" draw:master-page-name="Default" presentation:presentation-page-layout-name="AL2T1">
        <draw:frame presentation:style-name="pr5" draw:layer="layout" svg:width="25.199cm" svg:height="3.506cm" svg:x="1.4cm" svg:y="0.837cm" presentation:class="title">
          <draw:text-box>
            <text:p>What are the problems here?</text:p>
          </draw:text-box>
        </draw:frame>
        <draw:frame presentation:style-name="pr4" draw:layer="layout" svg:width="25.199cm" svg:height="12.179cm" svg:x="1.4cm" svg:y="4.914cm" presentation:class="outline" presentation:user-transformed="true">
          <draw:text-box>
            <text:list text:style-name="L3">
              <text:list-item>
                <text:p>“Patchitis”</text:p>
                <text:list>
                  <text:list-item>
                    <text:p>Stale software</text:p>
                  </text:list-item>
                </text:list>
              </text:list-item>
              <text:list-item>
                <text:p>Problems for users outside of the VA </text:p>
                <text:list>
                  <text:list-item>
                    <text:p>No coordination of patch numbers/sequence numbers</text:p>
                  </text:list-item>
                  <text:list-item>
                    <text:p>No custodianship of a specific package</text:p>
                  </text:list-item>
                  <text:list-item>
                    <text:p>Very loose quality control</text:p>
                  </text:list-item>
                  <text:list-item>
                    <text:p>Duplication of effort</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presentation:style-name="pr5" draw:layer="layout" svg:width="25.199cm" svg:height="3.506cm" svg:x="1.4cm" svg:y="0.837cm" presentation:class="title">
          <draw:text-box>
            <text:p>OSEHRA Patch Module</text:p>
          </draw:text-box>
        </draw:frame>
        <draw:frame presentation:style-name="pr6" draw:layer="layout" svg:width="25.199cm" svg:height="12.179cm" svg:x="1.4cm" svg:y="4.914cm" presentation:class="subtitle">
          <draw:text-box>
            <text:p>The answer to some of these issues...</text:p>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5" draw:layer="layout" svg:width="25.199cm" svg:height="3.506cm" svg:x="1.4cm" svg:y="0.837cm" presentation:class="title">
          <draw:text-box>
            <text:p>How does it help?</text:p>
          </draw:text-box>
        </draw:frame>
        <draw:frame presentation:style-name="pr4" draw:layer="layout" svg:width="25.199cm" svg:height="12.179cm" svg:x="1.4cm" svg:y="4.914cm" presentation:class="outline" presentation:user-transformed="true">
          <draw:text-box>
            <text:list text:style-name="L3">
              <text:list-item>
                <text:p>Development Improvements</text:p>
                <text:list>
                  <text:list-item>
                    <text:p>Quality control by separation of duties</text:p>
                  </text:list-item>
                  <text:list-item>
                    <text:p>Assigns Patch ID's and sequence numbers</text:p>
                  </text:list-item>
                  <text:list-item>
                    <text:p>Explicitly manages patch dependencies</text:p>
                  </text:list-item>
                  <text:list-item>
                    <text:p>Provides a hub for all community developers</text:p>
                  </text:list-item>
                  <text:list-item>
                    <text:p>Applies automated version control to software development</text:p>
                  </text:list-item>
                </text:list>
              </text:list-item>
            </text:list>
          </draw:text-box>
        </draw:frame>
        <presentation:notes draw:style-name="dp2">
          <draw:page-thumbnail draw:style-name="gr1" draw:layer="layout" svg:width="13.968cm" svg:height="10.476cm" svg:x="3.304cm" svg:y="1.462cm" draw:page-number="12" presentation:class="page"/>
          <draw:frame presentation:style-name="pr3" draw:layer="layout" svg:width="17.271cm" svg:height="15.921cm" svg:x="2.159cm" svg:y="13.271cm" presentation:class="notes" presentation:user-transformed="true">
            <draw:text-box>
              <text:p>The Patch Module manages the patching process, ensuring that the right steps are done in the right order. It enforces certain rules for working on patches. The developer who creates a patch, and the developer who finishes the patch and sends it for verification, have to be two different people. This is a quality-control rule to ensure that at least two sets of eyes have been on the patch before it is sent for verification. The verifier has to be a third person, a further quality-control measure.</text:p>
              <text:p>The Patch Module assigns patch IDs and sequence numbers. Without the Patch Module, developers could ship patches via KIDS, but they would have to be manually numbering them, based on their records, or possibly even their memories. That, clearly, is an invitation for error. The Patch Module ensures correct numbering.</text:p>
              <text:p>It also states which patches are released and in what order. We talked about <text:s/>associated patches—it is in the Patch Module that these are set up.</text:p>
            </draw:text-box>
          </draw:frame>
        </presentation:notes>
      </draw:page>
      <draw:page draw:name="page13" draw:style-name="dp1" draw:master-page-name="Default" presentation:presentation-page-layout-name="AL2T1">
        <draw:frame presentation:style-name="pr5" draw:layer="layout" svg:width="25.199cm" svg:height="3.506cm" svg:x="1.4cm" svg:y="0.837cm" presentation:class="title">
          <draw:text-box>
            <text:p>Code Convergence</text:p>
          </draw:text-box>
        </draw:frame>
        <draw:frame presentation:style-name="pr4" draw:layer="layout" svg:width="25.199cm" svg:height="12.179cm" svg:x="1.4cm" svg:y="4.914cm" presentation:class="outline">
          <draw:text-box>
            <text:list text:style-name="L3">
              <text:list-item>
                <text:p>Having a hub where multiple organizations can work together and prevent duplicate efforts</text:p>
                <text:list>
                  <text:list-item>
                    <text:p>Duplication of effort has been a very notable hallmark of all “dialects”.</text:p>
                  </text:list-item>
                </text:list>
              </text:list-item>
              <text:list-item>
                <text:p>A single email system where developers and QA can communicate across organizational boundaries. </text:p>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23.085cm" svg:x="2.159cm" svg:y="13.271cm" presentation:class="notes" presentation:user-transformed="true">
            <draw:text-box>
              <text:p>In our overview of the patching process, KIDS, and the Patch Module, we’ve been speaking as if there is only one kind of VISTA, and that everybody uses it. This is, of course, an over-simplification. There are many dialects of VISTA, which have been created over the years as different organizations have customized the software to meet their needs. Current dialects of VISTA include VA VISTA, RPMS (used by Indian Health Services), Open vx VISTA (supported by DSS), and Medsphere Open VISTA.</text:p>
              <text:p>Most of these organizations are actively working to bring their dialects into better alignment with one another. True code convergence will take time, however, and until then we must be able to cope with multiple dialects of VISTA.</text:p>
              <text:p/>
              <text:p>A key organization in the move toward code convergence is OSEHRA, the Open Source Electronic Health Record Alliance. OSEHRA was established in 2011 to coordinate VISTA development among the open-source community.</text:p>
              <text:p>Now that OSEHRA is a going concern, and now that a Forum system has been set up on the OSEHRA servers, there are effectively two separate patch streams: one originating with VA (the FOIA stream) and one originating with the open-source community (the OSEHRA stream). Two patch steams poses new challenges to the Patch Module, many of which are addressed in the release of Version 2.5.</text:p>
            </draw:text-box>
          </draw:frame>
        </presentation:notes>
      </draw:page>
      <draw:page draw:name="page14" draw:style-name="dp1" draw:master-page-name="Default" presentation:presentation-page-layout-name="AL2T1">
        <draw:frame presentation:style-name="pr5" draw:layer="layout" svg:width="25.199cm" svg:height="3.506cm" svg:x="1.4cm" svg:y="0.837cm" presentation:class="title">
          <draw:text-box>
            <text:p>New in OSEHRA PM and KIDS</text:p>
          </draw:text-box>
        </draw:frame>
        <draw:frame presentation:style-name="pr4" draw:layer="layout" svg:width="25.199cm" svg:height="12.179cm" svg:x="1.4cm" svg:y="4.914cm" presentation:class="outline" presentation:user-transformed="true">
          <draw:text-box>
            <text:list text:style-name="L3">
              <text:list-item>
                <text:p>An explicit KIDS patch file, so that KIDS will know how to sequence patches and check for their existence, beyond a “manifest”</text:p>
              </text:list-item>
              <text:list-item>
                <text:p>Patch Streams (now FOIA and OSEHRA)</text:p>
              </text:list-item>
              <text:list-item>
                <text:p>Informational Patches are now installable and trackable</text:p>
              </text:list-item>
              <text:list-item>
                <text:p>A requirements calculator to assist with figuring out what dependencies actually exist</text:p>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38.209cm" svg:x="2.159cm" svg:y="13.271cm" presentation:class="notes" presentation:user-transformed="true">
            <draw:text-box>
              <text:p>The Patch Module and KIDS were developed separately, so until now, they didn’t know much about each other. Although KIDS could enforce rules about required patches, it didn’t know about sequence numbers, or patch streams, so it couldn’t tell you how far behind a site was, or which patches they were missing. </text:p>
              <text:p>In Patch Module 2.5, we upgraded KIDS to have a Patch file, so it knows what patches are, and knows what sequence numbers are. It can review a site’s <text:s/>patches and alert the site to any that are missing.</text:p>
              <text:p>Both the Patch Module and KIDS have been upgraded so they can understand the idea of different patch streams (FOIA and OSEHRA). We’ve given sites the ability to specify which stream they are using, and to switch from one stream to another. For the time being, you can only do this once. Once you have made the switch (presumably from FOIA to OSEHRA), you cannot—for now—go back. Switching streams is a commitment—be sure you’re ready before you make the change.</text:p>
              <text:p>To support this, we have introduced features in version 2.5 for managing the patch stream. The software remembers when each fork happens, so when it is telling you which patches you need to install, it will always be giving you the correct patch stream.</text:p>
              <text:p>In the past, information-only patches were a problem for the patch record. They never carried a payload, and couldn’t be installed, so they never appeared in the Install file. So, every time a site checked to see whether they were patched up to date, they’d get false negatives: patches that weren’t in the Install file. The site would then need to manually check to learn that those were information-only patches that didn’t show up in the Install file, and were never going to show up in the Install file, even though they had, in fact, been installed.</text:p>
              <text:p>In version 2.5, the payload now includes a patch record, which is always shipped, even for information-only patches. Now there will be a record of these patches’ installation, just as there is for other patches.</text:p>
              <text:p>On the development side, version 2.5 introduces a requirements calculator, to help developers figure out which patches should be required for the patch they are working on. The calculator displays a list of suggested requirements, which the developer can then refine as needed.</text:p>
            </draw:text-box>
          </draw:frame>
        </presentation:notes>
      </draw:page>
      <draw:page draw:name="page15" draw:style-name="dp1" draw:master-page-name="Default" presentation:presentation-page-layout-name="AL2T1">
        <draw:frame presentation:style-name="pr5" draw:layer="layout" svg:width="25.199cm" svg:height="3.506cm" svg:x="1.4cm" svg:y="0.837cm" presentation:class="title">
          <draw:text-box>
            <text:p>New in OSEHRA PM and KIDS</text:p>
          </draw:text-box>
        </draw:frame>
        <draw:frame presentation:style-name="pr4" draw:layer="layout" svg:width="25.199cm" svg:height="12.179cm" svg:x="1.4cm" svg:y="4.914cm" presentation:class="outline">
          <draw:text-box>
            <text:list text:style-name="L3">
              <text:list-item>
                <text:p>Ability to release new versions of software</text:p>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6.717cm" svg:x="2.159cm" svg:y="13.271cm" presentation:class="notes" presentation:user-transformed="true">
            <draw:text-box>
              <text:p>Earlier, I mentioned that new versions of applications should be released every 3-5 years, but at the present time, that isn’t happening. This situation is of growing concern; there are many applications that need new versions, and some of them need new versions pretty badly.</text:p>
              <text:p>The Scheduling package, for example, is getting close to a thousand patches in its current patch stream. If it crosses over the one-thousand mark, that will cause logistical issues. Patch numbers starting with 1,000 actually belong in the Indian Health Services numberspace; VA should not use them. A new version of Scheduling needs to be released, sooner rather than later.</text:p>
              <text:p>And, although their situation is somewhat less dire, there are many other packages overdue for a new version release. </text:p>
              <text:p>One of the most exciting things about establishing a Forum system outside VA is that the open-source community is now in a position where we can undertake some of this important work.</text:p>
            </draw:text-box>
          </draw:frame>
        </presentation:notes>
      </draw:page>
      <draw:page draw:name="page16" draw:style-name="dp1" draw:master-page-name="Default" presentation:presentation-page-layout-name="AL2T1">
        <draw:frame presentation:style-name="pr5" draw:layer="layout" svg:width="25.199cm" svg:height="3.506cm" svg:x="1.4cm" svg:y="0.837cm" presentation:class="title">
          <draw:text-box>
            <text:p>Next Steps for the Community</text:p>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6" presentation:class="page"/>
          <draw:frame presentation:style-name="pr3" draw:layer="layout" svg:width="17.271cm" svg:height="26.269cm" svg:x="2.159cm" svg:y="13.271cm" presentation:class="notes" presentation:user-transformed="true">
            <draw:text-box>
              <text:p>As development work on VISTA inside VA has slowed, development work outside VA has been picking up steam. The VISTA community now possesses the knowledge and resources to pick up a significant part of VISTA development, but we need everyone’s involvement.</text:p>
              <text:p>We need patch reviewers., people who understand both the software an the medicine, to triage FOIA patches as they come out, and help us decide how best to get the equivalent functionality in OSEHRA VISTA. </text:p>
              <text:p>We need developers, whether they’re creating these equivalent patches, or coming up with new innovations that the community can contribute to the code.</text:p>
              <text:p>And we need adopters, people who actually use this stuff, either directly or by customizing it for their customers. An active adopter base will give us a thriving user community and useful feedback to guide future development.</text:p>
              <text:p>And before any of this happens, we need the entire community, because we have some decisions to make.</text:p>
              <text:p>The open-source VISTA community is growing, but we do not presently have the resources to take on all VISTA applications and create new patch streams for them. We have to pick and choose. A big decision we have to make as a community is: which applications do we have to take over development for? This is a permanent commitment; once we split from VA, we have to keep up. Its is therefore a very important decision, and we need all members of the community to help make it.</text:p>
            </draw:text-box>
          </draw:frame>
        </presentation:notes>
      </draw:page>
      <draw:page draw:name="page17" draw:style-name="dp1" draw:master-page-name="Default" presentation:presentation-page-layout-name="AL2T1">
        <draw:frame presentation:style-name="pr5" draw:layer="layout" svg:width="25.199cm" svg:height="3.506cm" svg:x="1.4cm" svg:y="0.837cm" presentation:class="title">
          <draw:text-box>
            <text:p>Current Status</text:p>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draw:text-box>
              <text:p>Here is our current status.</text:p>
              <text:p>Starting in June, the first test version of Patch Module 2.5 entered certification and alpha testing. Since testing the module requires generating patches, we address any issues identified by creating patches to fix them.</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Arial Unicode MS'"/>
    <style:font-face style:name="Tahoma2" svg:font-family="Tahoma" style:font-family-generic="swiss"/>
    <style:font-face style:name="Courier2" svg:font-family="Courier, 'Courier New'" style:font-family-generic="modern" style:font-pitch="fixed"/>
    <style:font-face style:name="OpenSymbol1" svg:font-family="OpenSymbol, 'Arial Unicode MS'" style:font-pitch="variable"/>
    <style:font-face style:name="SimSun" svg:font-family="SimSun" style:font-pitch="variable"/>
    <style:font-face style:name="Courier1" svg:font-family="Courier, 'Courier New'" style:font-family-generic="modern" style:font-pitch="variable"/>
    <style:font-face style:name="Arial" svg:font-family="Arial" style:font-family-generic="roman" style:font-pitch="variable"/>
    <style:font-face style:name="Courier" svg:font-family="Courier, 'Courier New'"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roid Sans Fallback1" svg:font-family="'Droid Sans Fallback'" style:font-family-generic="swiss" style:font-pitch="variable"/>
    <style:font-face style:name="Helvetica1" svg:font-family="Helvetica, Arial" style:font-family-generic="swiss" style:font-pitch="variable"/>
    <style:font-face style:name="Liberation Sans1"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US" style:letter-kerning="true" style:font-name-asian="Tahoma1" style:font-family-asian="Tahoma" style:font-family-generic-asian="swiss" style:font-pitch-asian="variable"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Tahoma1" style:font-family-asian="Tahoma" style:font-family-generic-asian="swiss"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Tahoma1" style:font-family-asian="Tahoma" style:font-family-generic-asian="swiss"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Arial1" fo:font-family="Arial" style:font-family-generic="swiss" style:font-pitch="variable" fo:font-size="11.5pt" fo:font-style="italic" fo:font-weight="bold" style:font-name-asian="Tahoma1" style:font-family-asian="Tahoma" style:font-family-generic-asian="swiss" style:font-pitch-asian="variable" style:font-size-asian="11.5pt" style:font-style-asian="italic" style:font-weight-asian="bold" style:font-style-complex="italic" style:font-weight-complex="bold"/>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Line_20_Numbering" style:display-name="Line Numbering" style:family="graphic">
      <style:paragraph-properties style:text-autospace="none"/>
    </style:style>
    <style:style style:name="OSEHRA_20_VISTA_20_List_20_Last_20_Item" style:display-name="OSEHRA VISTA List Last Item" style:family="graphic">
      <style:paragraph-properties fo:margin-left="0.995cm" fo:margin-right="0cm" fo:margin-top="0cm" fo:margin-bottom="0.986cm" fo:line-height="0.564cm" fo:text-indent="0cm" style:text-autospace="none"/>
      <style:text-properties style:font-name="Palatino" fo:font-family="Palatino" style:font-family-generic="roman" style:font-pitch="variable" fo:font-size="14pt"/>
    </style:style>
    <style:style style:name="OSEHRA_20_VISTA_20_List" style:display-name="OSEHRA VISTA List" style:family="graphic">
      <style:paragraph-properties fo:margin-left="0.995cm" fo:margin-right="0cm" fo:margin-top="0cm" fo:margin-bottom="0cm" fo:line-height="0.564cm" fo:text-indent="0cm" style:text-autospace="none"/>
      <style:text-properties style:font-name="Palatino" fo:font-family="Palatino" style:font-family-generic="roman" style:font-pitch="variable" fo:font-size="14pt"/>
    </style:style>
    <style:style style:name="OSEHRA_20_VISTA_20_Body_20_Text" style:display-name="OSEHRA VISTA Body Text" style:family="graphic">
      <style:paragraph-properties fo:margin-top="0cm" fo:margin-bottom="0.995cm" fo:line-height="0.564cm" style:text-autospace="none"/>
      <style:text-properties style:use-window-font-color="true" style:font-name="Palatino" fo:font-family="Palatino" style:font-family-generic="roman" style:font-pitch="variable" fo:font-size="14pt" fo:language="en" fo:country="US" style:letter-kerning="true" style:font-name-asian="Tahoma1" style:font-family-asian="Tahoma" style:font-family-generic-asian="swiss" style:font-pitch-asian="variable" style:language-asian="hi" style:country-asian="IN"/>
    </style:style>
    <style:style style:name="OSEHRA_20_VISTA_20_Caption" style:display-name="OSEHRA VISTA Caption" style:family="graphic">
      <style:paragraph-properties fo:margin-top="0cm" fo:margin-bottom="0.995cm" fo:line-height="0.564cm" style:text-autospace="none"/>
      <style:text-properties style:font-name="Palatino" fo:font-family="Palatino" style:font-family-generic="roman" style:font-pitch="variable" fo:font-size="11pt" fo:font-weight="bold" style:font-weight-asian="bold" style:font-weight-complex="bold"/>
    </style:style>
    <style:style style:name="OSEHRA_20_VISTA_20_Heading_20_0" style:display-name="OSEHRA VISTA Heading 0" style:family="graphic">
      <style:paragraph-properties fo:margin-left="0cm" fo:margin-right="0cm" fo:margin-top="0.995cm" fo:margin-bottom="0.995cm" fo:line-height="1.129cm" fo:text-indent="0cm" style:text-autospace="none"/>
      <style:text-properties style:font-name="Helvetica1" fo:font-family="Helvetica, Arial" style:font-family-generic="swiss" style:font-pitch="variable" fo:font-size="24pt" fo:letter-spacing="normal"/>
    </style:style>
    <style:style style:name="OSEHRA_20_VISTA_20_Heading_20_1" style:display-name="OSEHRA VISTA Heading 1" style:family="graphic">
      <style:paragraph-properties fo:margin-left="0cm" fo:margin-right="0cm" fo:margin-top="0.995cm" fo:margin-bottom="0.995cm" fo:line-height="1.129cm" fo:text-indent="0cm" style:text-autospace="none"/>
      <style:text-properties style:use-window-font-color="true" style:font-name="Helvetica1" fo:font-family="Helvetica, Arial" style:font-family-generic="swiss" style:font-pitch="variable" fo:font-size="24pt" fo:letter-spacing="normal" fo:language="en" fo:country="US" style:letter-kerning="true" style:font-name-asian="Tahoma1" style:font-family-asian="Tahoma" style:font-family-generic-asian="swiss" style:font-pitch-asian="variable" style:language-asian="hi" style:country-asian="IN"/>
    </style:style>
    <style:style style:name="OSEHRA_20_VISTA_20_Text_20_in_20_Table" style:display-name="OSEHRA VISTA Text in Table" style:family="graphic">
      <style:paragraph-properties fo:margin-left="0cm" fo:margin-right="0cm" fo:margin-top="0cm" fo:margin-bottom="0cm" fo:line-height="0.564cm" fo:text-indent="0cm" style:text-autospace="none"/>
      <style:text-properties style:font-name="Palatino" fo:font-family="Palatino" style:font-family-generic="roman" style:font-pitch="variable" fo:font-size="14pt"/>
    </style:style>
    <style:style style:name="OSEHRA_20_VISTA_20_Header_2f_Footer" style:display-name="OSEHRA VISTA Header/Footer" style:family="graphic">
      <style:paragraph-properties fo:margin-top="0cm" fo:margin-bottom="0.995cm" fo:line-height="0.564cm" style:text-autospace="none">
        <style:tab-stops>
          <style:tab-stop style:position="31.362cm" style:type="right"/>
        </style:tab-stops>
      </style:paragraph-properties>
      <style:text-properties style:font-name="Palatino" fo:font-family="Palatino" style:font-family-generic="roman" style:font-pitch="variable" fo:font-size="12pt"/>
    </style:style>
    <style:style style:name="OSEHRA_20_VISTA_20_Screen_20_Cap_20_Last" style:display-name="OSEHRA VISTA Screen Cap Last" style:family="graphic">
      <style:paragraph-properties fo:margin-top="0cm" fo:margin-bottom="0.871cm" style:text-autospace="none"/>
      <style:text-properties style:font-name="Courier2" fo:font-family="Courier, 'Courier New'" style:font-family-generic="modern" style:font-pitch="fixed" fo:font-weight="normal" style:font-weight-asian="normal" style:font-weight-complex="normal"/>
    </style:style>
    <style:style style:name="OSEHRA_20_VISTA_20_Screen_20_Cap" style:display-name="OSEHRA VISTA Screen Cap" style:family="graphic">
      <style:paragraph-properties style:text-autospace="none"/>
      <style:text-properties style:use-window-font-color="true" style:font-name="Courier2" fo:font-family="Courier, 'Courier New'" style:font-family-generic="modern" style:font-pitch="fixed" fo:font-size="12pt" fo:language="en" fo:country="US" fo:font-weight="normal" style:letter-kerning="true" style:font-name-asian="Tahoma1" style:font-family-asian="Tahoma" style:font-family-generic-asian="swiss" style:font-pitch-asian="variable" style:language-asian="hi" style:country-asian="IN" style:font-weight-asian="normal" style:font-weight-complex="normal"/>
    </style:style>
    <style:style style:name="OSEHRA_20_VISTA_20_Heading_20_4" style:display-name="OSEHRA VISTA Heading 4" style:family="graphic">
      <style:paragraph-properties fo:margin-left="0cm" fo:margin-right="0cm" fo:margin-top="0cm" fo:margin-bottom="0.995cm" fo:line-height="0.564cm" fo:text-indent="0cm" style:text-autospace="none"/>
      <style:text-properties style:font-name="Helvetica1" fo:font-family="Helvetica, Arial" style:font-family-generic="swiss" style:font-pitch="variable" fo:font-size="14pt" fo:letter-spacing="normal" fo:font-style="italic" fo:font-weight="normal" style:font-style-asian="italic" style:font-weight-asian="normal" style:font-style-complex="italic" style:font-weight-complex="normal"/>
    </style:style>
    <style:style style:name="OSEHRA_20_VISTA_20_Heading_20_2" style:display-name="OSEHRA VISTA Heading 2" style:family="graphic">
      <style:paragraph-properties fo:margin-left="0cm" fo:margin-right="0cm" fo:margin-top="0.497cm" fo:margin-bottom="0.497cm" fo:line-height="1.129cm" fo:text-indent="0cm" style:text-autospace="none"/>
      <style:text-properties style:font-name="Helvetica1" fo:font-family="Helvetica, Arial" style:font-family-generic="swiss" style:font-pitch="variable" fo:font-size="20pt" fo:letter-spacing="normal" fo:font-style="italic" fo:font-weight="bold" style:font-style-asian="italic" style:font-weight-asian="bold" style:font-style-complex="italic" style:font-weight-complex="bold"/>
    </style:style>
    <style:style style:name="OSEHRA_20_VISTA_20_Heading_20_3" style:display-name="OSEHRA VISTA Heading 3" style:family="graphic">
      <style:paragraph-properties fo:margin-left="0cm" fo:margin-right="0cm" fo:margin-top="0cm" fo:margin-bottom="0.995cm" fo:line-height="1.129cm" fo:text-indent="0cm" style:text-autospace="none"/>
      <style:text-properties style:font-name="Helvetica1" fo:font-family="Helvetica, Arial" style:font-family-generic="swiss" style:font-pitch="variable" fo:font-size="16pt" fo:letter-spacing="normal" fo:font-style="normal" fo:font-weight="bold" style:font-style-asian="normal" style:font-weight-asian="bold" style:font-style-complex="normal" style:font-weight-complex="bold"/>
    </style:style>
    <style:style style:name="Footer" style:family="graphic">
      <style:paragraph-properties style:text-autospace="none">
        <style:tab-stops>
          <style:tab-stop style:position="15.513cm" style:type="center"/>
          <style:tab-stop style:position="31.027cm" style:type="right"/>
        </style:tab-stops>
      </style:paragraph-properties>
    </style:style>
    <style:style style:name="Header" style:family="graphic">
      <style:paragraph-properties style:text-autospace="none">
        <style:tab-stops>
          <style:tab-stop style:position="15.513cm" style:type="center"/>
          <style:tab-stop style:position="31.027cm" style:type="right"/>
        </style:tab-stops>
      </style:paragraph-properties>
    </style:style>
    <style:style style:name="Index" style:family="graphic">
      <style:paragraph-properties style:text-autospace="none"/>
      <style:text-properties style:font-name-asian="Tahoma2" style:font-family-asian="Tahoma" style:font-family-generic-asian="swiss"/>
    </style:style>
    <style:style style:name="Caption" style:family="graphic">
      <style:paragraph-properties fo:margin-top="0.374cm" fo:margin-bottom="0.374cm" style:text-autospace="none"/>
      <style:text-properties fo:font-style="italic" style:font-name-asian="Tahoma2" style:font-family-asian="Tahoma"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Tahoma2" style:font-family-asian="Tahoma" style:font-family-generic-asian="swiss"/>
    </style:style>
    <style:style style:name="Text_20_Body" style:display-name="Text Body" style:family="graphic">
      <style:paragraph-properties fo:margin-top="0cm" fo:margin-bottom="0.374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19T12:10:34.546977579</meta:creation-date>
    <dc:date>2015-07-06T12:52:44.863348760</dc:date>
    <meta:editing-duration>PT1H41M18S</meta:editing-duration>
    <meta:editing-cycles>16</meta:editing-cycles>
    <meta:generator>LibreOffice/4.2.8.2$Linux_X86_64 LibreOffice_project/420m0$Build-2</meta:generator>
    <meta:document-statistic meta:object-count="100"/>
  </office:meta>
</office:document-meta>
</file>